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12.75cm" fo:min-width="7.7cm"/>
    </style:style>
    <style:style style:name="gr2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12.85cm" fo:min-width="7.7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6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73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6.9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38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7.08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9cm" fo:min-width="5.7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6.6cm" fo:padding-top="0.175cm" fo:padding-bottom="0.175cm" fo:padding-left="0.3cm" fo:padding-right="0.3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8pt" fo:font-weight="bold" style:font-size-asian="18pt" style:font-size-complex="18pt"/>
    </style:style>
    <style:style style:name="P6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2cm" svg:height="13cm" svg:x="12.2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13.1cm" svg:x="2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191cm" svg:height="1.787cm" svg:x="9.2cm" svg:y="1.5cm">
          <text:p text:style-name="P2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4.192cm" svg:height="1.787cm" svg:x="9.6cm" svg:y="24.913cm">
          <text:p text:style-name="P2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6.2cm" svg:height="1.788cm" svg:x="2.731cm" svg:y="12.402cm">
          <text:p text:style-name="P2"><text:span text:style-name="T1">Obtener jugada</text:span></text:p>
          <text:p text:style-name="P2"><text:span text:style-name="T1">de la jugad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5" draw:id="id5" draw:layer="layout" svg:width="6.2cm" svg:height="1.788cm" svg:x="2.75cm" svg:y="5.134cm">
          <text:p text:style-name="P2"><text:span text:style-name="T1">Pregunta la letra</text:span></text:p>
          <text:p text:style-name="P2"><text:span text:style-name="T1">de la jugad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6.338cm" svg:height="1.788cm" svg:x="2.662cm" svg:y="15.5cm">
          <text:p text:style-name="P2"><text:span text:style-name="T1">Comprobar si </text:span></text:p>
          <text:p text:style-name="P2"><text:span text:style-name="T1">jugadora ha gan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0" draw:id="id10" draw:layer="layout" svg:width="7.5cm" svg:height="1.788cm" svg:x="12.4cm" svg:y="12.412cm">
          <text:p text:style-name="P2"><text:span text:style-name="T1">Obtener movimiento </text:span></text:p>
          <text:p text:style-name="P2"><text:span text:style-name="T1">de la computadora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5.816cm" svg:y1="14.29cm" svg:x2="5.847cm" svg:y2="15.5cm" svg:d="M5816 14290l31 1210" svg:viewBox="0 0 32 1211">
          <text:p/>
        </draw:connector>
        <draw:custom-shape draw:style-name="gr9" draw:text-style-name="P3" xml:id="id1" draw:id="id1" draw:layer="layout" svg:width="5.938cm" svg:height="1.788cm" svg:x="2.862cm" svg:y="18.388cm">
          <text:p text:style-name="P2"><text:span text:style-name="T1">Comprobar si ha</text:span></text:p>
          <text:p text:style-name="P2"><text:span text:style-name="T1">sido un emp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" draw:id="id11" draw:layer="layout" svg:width="7.6cm" svg:height="1.788cm" svg:x="12.4cm" svg:y="15.512cm">
          <text:p text:style-name="P2"><text:span text:style-name="T1">Comprobar si la </text:span></text:p>
          <text:p text:style-name="P2"><text:span text:style-name="T1">computadora ha ganado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5.831cm" svg:y1="17.388cm" svg:x2="5.831cm" svg:y2="18.388cm" draw:end-shape="id1" draw:end-glue-point="0" svg:d="M5831 17388v1000" svg:viewBox="0 0 1 1001">
          <text:p/>
        </draw:connector>
        <draw:custom-shape draw:style-name="gr11" draw:text-style-name="P3" xml:id="id2" draw:id="id2" draw:layer="layout" svg:width="7.685cm" svg:height="1.787cm" svg:x="7.8cm" svg:y="21.813cm">
          <text:p text:style-name="P2"><text:span text:style-name="T1">Pregunta a jugadora si </text:span></text:p>
          <text:p text:style-name="P2"><text:span text:style-name="T1">quiere jugar de nue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line" svg:x1="11.642cm" svg:y1="23.6cm" svg:x2="11.696cm" svg:y2="24.913cm" draw:start-shape="id2" draw:start-glue-point="2" draw:end-shape="id3" draw:end-glue-point="0" svg:d="M11642 23600l54 1313" svg:viewBox="0 0 55 1314">
          <text:p/>
        </draw:connector>
        <draw:custom-shape draw:style-name="gr12" draw:text-style-name="P3" xml:id="id7" draw:id="id7" draw:layer="layout" svg:width="6.3cm" svg:height="1.789cm" svg:x="2.7cm" svg:y="9.5cm">
          <text:p text:style-name="P2"><text:span text:style-name="T1">Mostrar tabl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6" draw:id="id6" draw:layer="layout" svg:width="6.1cm" svg:height="1.788cm" svg:x="12.2cm" svg:y="5.134cm">
          <text:p text:style-name="P2"><text:span text:style-name="T1">Decidir quién</text:span></text:p>
          <text:p text:style-name="P2"><text:span text:style-name="T1">comenzar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9.2cm" svg:y1="2.393cm" svg:x2="5.85cm" svg:y2="5.134cm" draw:start-shape="id4" draw:start-glue-point="3" draw:end-shape="id5" draw:end-glue-point="0" svg:d="M9200 2393h-3350v2741" svg:viewBox="0 0 3351 2742">
          <text:p/>
        </draw:connector>
        <draw:connector draw:style-name="gr8" draw:text-style-name="P4" draw:layer="layout" svg:x1="8.95cm" svg:y1="6.028cm" svg:x2="12.2cm" svg:y2="6.028cm" draw:start-shape="id5" draw:start-glue-point="1" draw:end-shape="id6" draw:end-glue-point="3" svg:d="M8950 6028h3250" svg:viewBox="0 0 3251 1">
          <text:p/>
        </draw:connector>
        <draw:connector draw:style-name="gr8" draw:text-style-name="P4" draw:layer="layout" draw:line-skew="-0.95cm" svg:x1="7.8cm" svg:y1="22.706cm" svg:x2="2.75cm" svg:y2="6.028cm" draw:start-shape="id2" draw:start-glue-point="3" draw:end-shape="id5" draw:end-glue-point="3" svg:d="M7800 22706h-6550v-16678h1500" svg:viewBox="0 0 6551 16679">
          <text:p/>
        </draw:connector>
        <draw:frame draw:style-name="gr14" draw:text-style-name="P6" draw:layer="layout" svg:width="4.2cm" svg:height="1.673cm" svg:x="2.1cm" svg:y="7.7cm">
          <draw:text-box>
            <text:p text:style-name="P5"><text:span text:style-name="T2">Turno de la</text:span></text:p>
            <text:p text:style-name="P5"><text:span text:style-name="T2">Jugadora</text:span></text:p>
          </draw:text-box>
        </draw:frame>
        <draw:frame draw:style-name="gr14" draw:text-style-name="P6" draw:layer="layout" svg:width="4.9cm" svg:height="1.673cm" svg:x="15.7cm" svg:y="7.901cm">
          <draw:text-box>
            <text:p text:style-name="P5"><text:span text:style-name="T2">Turno de la</text:span></text:p>
            <text:p text:style-name="P5"><text:span text:style-name="T2">Computado</text:span><text:span text:style-name="T2">ra</text:span></text:p>
          </draw:text-box>
        </draw:frame>
        <draw:connector draw:style-name="gr8" draw:text-style-name="P4" draw:layer="layout" draw:type="line" svg:x1="5.85cm" svg:y1="11.289cm" svg:x2="5.831cm" svg:y2="12.402cm" draw:start-shape="id7" draw:start-glue-point="2" draw:end-shape="id8" draw:end-glue-point="0" svg:d="M5850 11289l-19 1113" svg:viewBox="0 0 20 1114">
          <text:p/>
        </draw:connector>
        <draw:custom-shape draw:style-name="gr15" draw:text-style-name="P3" xml:id="id9" draw:id="id9" draw:layer="layout" svg:width="7.2cm" svg:height="1.788cm" svg:x="12.6cm" svg:y="18.488cm">
          <text:p text:style-name="P2"><text:span text:style-name="T1">Comprobar si ha</text:span></text:p>
          <text:p text:style-name="P2"><text:span text:style-name="T1">sido un emp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line" svg:x1="16.216cm" svg:y1="17.488cm" svg:x2="16.2cm" svg:y2="18.488cm" draw:end-shape="id9" draw:end-glue-point="0" svg:d="M16216 17488l-16 1000" svg:viewBox="0 0 17 1001">
          <text:p/>
        </draw:connector>
        <draw:connector draw:style-name="gr8" draw:text-style-name="P4" draw:layer="layout" draw:type="line" svg:x1="16.15cm" svg:y1="14.2cm" svg:x2="16.2cm" svg:y2="15.512cm" draw:start-shape="id10" draw:start-glue-point="2" draw:end-shape="id11" draw:end-glue-point="0" svg:d="M16150 14200l50 1312" svg:viewBox="0 0 51 1313">
          <text:p/>
        </draw:connector>
        <draw:connector draw:style-name="gr8" draw:text-style-name="P4" draw:layer="layout" draw:line-skew="-0.9cm" svg:x1="8.8cm" svg:y1="19.282cm" svg:x2="12.4cm" svg:y2="13.306cm" draw:start-shape="id1" draw:start-glue-point="1" draw:end-shape="id10" draw:end-glue-point="3" svg:d="M8800 19282h900v-5976h2700" svg:viewBox="0 0 3601 5977">
          <text:p/>
        </draw:connector>
        <draw:line draw:style-name="gr8" draw:text-style-name="P4" draw:layer="layout" svg:x1="6cm" svg:y1="22.1cm" svg:x2="7.8cm" svg:y2="22.1cm">
          <text:p/>
        </draw:line>
        <draw:line draw:style-name="gr16" draw:text-style-name="P4" draw:layer="layout" svg:x1="6cm" svg:y1="22.1cm" svg:x2="6cm" svg:y2="20.2cm">
          <text:p/>
        </draw:line>
        <draw:line draw:style-name="gr8" draw:text-style-name="P4" draw:layer="layout" svg:x1="17.275cm" svg:y1="22.188cm" svg:x2="15.475cm" svg:y2="22.188cm">
          <text:p/>
        </draw:line>
        <draw:line draw:style-name="gr16" draw:text-style-name="P4" draw:layer="layout" svg:x1="17.275cm" svg:y1="22.188cm" svg:x2="17.275cm" svg:y2="20.288cm">
          <text:p/>
        </draw:line>
        <draw:connector draw:style-name="gr8" draw:text-style-name="P4" draw:layer="layout" draw:line-skew="0.2cm" svg:x1="12.6cm" svg:y1="19.382cm" svg:x2="9cm" svg:y2="10.394cm" draw:start-shape="id9" draw:start-glue-point="3" draw:end-shape="id7" draw:end-glue-point="1" svg:d="M12600 19382h-1600v-8988h-2000" svg:viewBox="0 0 3601 8989">
          <text:p/>
        </draw:connector>
        <draw:line draw:style-name="gr8" draw:text-style-name="P4" draw:layer="layout" svg:x1="10.3cm" svg:y1="16.2cm" svg:x2="10.29cm" svg:y2="21.8cm">
          <text:p/>
        </draw:line>
        <draw:line draw:style-name="gr16" draw:text-style-name="P4" draw:layer="layout" svg:x1="10.3cm" svg:y1="16.2cm" svg:x2="9cm" svg:y2="16.2cm">
          <text:p/>
        </draw:line>
        <draw:line draw:style-name="gr16" draw:text-style-name="P4" draw:layer="layout" svg:x1="12.5cm" svg:y1="16.2cm" svg:x2="11.6cm" svg:y2="16.2cm">
          <text:p/>
        </draw:line>
        <draw:line draw:style-name="gr8" draw:text-style-name="P4" draw:layer="layout" svg:x1="11.597cm" svg:y1="16.175cm" svg:x2="11.587cm" svg:y2="21.775cm">
          <text:p/>
        </draw:line>
        <draw:line draw:style-name="gr8" draw:text-style-name="P4" draw:layer="layout" svg:x1="14.4cm" svg:y1="6.9cm" svg:x2="14.4cm" svg:y2="12.4cm">
          <text:p/>
        </draw:line>
        <draw:line draw:style-name="gr16" draw:text-style-name="P4" draw:layer="layout" svg:x1="13.2cm" svg:y1="6.9cm" svg:x2="13.2cm" svg:y2="7.4cm">
          <text:p/>
        </draw:line>
        <draw:line draw:style-name="gr16" draw:text-style-name="P4" draw:layer="layout" svg:x1="13.2cm" svg:y1="7.4cm" svg:x2="7cm" svg:y2="7.4cm">
          <text:p/>
        </draw:line>
        <draw:line draw:style-name="gr8" draw:text-style-name="P4" draw:layer="layout" svg:x1="7cm" svg:y1="7.4cm" svg:x2="7cm" svg:y2="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28T18:43:18.449494558</dc:date>
    <dc:creator>Jaime Gutierrez</dc:creator>
    <meta:editing-duration>PT55M33S</meta:editing-duration>
    <meta:editing-cycles>13</meta:editing-cycles>
    <meta:generator>LibreOffice/6.4.3.2$Linux_X86_64 LibreOffice_project/40$Build-2</meta:generator>
    <meta:document-statistic meta:object-count="39"/>
  </office:meta>
</office:document-meta>
</file>